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0">
        <text:h text:style-name="Heading_20_3" text:outline-level="3"><text:bookmark-start text:name="__RefHeading___Toc7308_1464965999"/>Open / close<text:bookmark-end text:name="__RefHeading___Toc7308_1464965999"/></text:h>
        <text:p text:style-name="Text_20_body_20_indent_20_Organon">To open or close the sidebar in OO / LO:</text:p>
        <text:p text:style-name="Text_20_body_20_indent_20_Organon">View &gt; Sidebar</text:p>
        <text:p text:style-name="Text_20_body_20_indent_20_Organon">To enable the sidebar in LO:</text:p>
        <text:p text:style-name="Text_20_body_20_indent_20_Organon">Tools &gt; Options &gt; Advanced &gt; Enable Experimental Features/Sidebar</text:p>
        <text:p text:style-name="Text_20_body_20_indent_20_Organon"/>
        <text:p text:style-name="Text_20_body_20_indent_20_Organon">By closing Organon the sidebar will be closed, too. Otherwise the sidebar would keep references to Organon and might cause unwanted effects. 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21:32.301000000</dc:date>
    <meta:editing-duration>P0D</meta:editing-duration>
    <meta:editing-cycles>1</meta:editing-cycles>
    <meta:document-statistic meta:table-count="0" meta:image-count="0" meta:object-count="0" meta:page-count="1" meta:paragraph-count="6" meta:word-count="53" meta:character-count="301" meta:non-whitespace-character-count="252"/>
    <meta:generator>LibreOffice/5.1.1.3$Windows_X86_64 LibreOffice_project/89f508ef3ecebd2cfb8e1def0f0ba9a803b88a6d</meta:generator>
  </office:meta>
</office:document-meta>
</file>